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01cb41"/>
    </style:style>
    <style:style style:name="P2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036a53"/>
    </style:style>
    <style:style style:name="P3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075889"/>
    </style:style>
    <style:style style:name="P4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0afcd0"/>
    </style:style>
    <style:style style:name="P5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110502"/>
    </style:style>
    <style:style style:name="P6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17e8c9"/>
    </style:style>
    <style:style style:name="P7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1b7655"/>
    </style:style>
    <style:style style:name="P8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1f4f43"/>
    </style:style>
    <style:style style:name="P9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2102df"/>
    </style:style>
    <style:style style:name="P10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246d02"/>
    </style:style>
    <style:style style:name="P11" style:family="paragraph" style:parent-style-name="Standard">
      <style:paragraph-properties>
        <style:tab-stops>
          <style:tab-stop style:position="2.274cm"/>
        </style:tab-stops>
      </style:paragraph-properties>
      <style:text-properties officeooo:rsid="0001cb41" officeooo:paragraph-rsid="0025da0c"/>
    </style:style>
    <style:style style:name="T1" style:family="text">
      <style:text-properties officeooo:rsid="00036a53"/>
    </style:style>
    <style:style style:name="T2" style:family="text">
      <style:text-properties officeooo:rsid="00075889"/>
    </style:style>
    <style:style style:name="T3" style:family="text">
      <style:text-properties officeooo:rsid="000afcd0"/>
    </style:style>
    <style:style style:name="T4" style:family="text">
      <style:text-properties officeooo:rsid="00110502"/>
    </style:style>
    <style:style style:name="T5" style:family="text">
      <style:text-properties officeooo:rsid="001611d2"/>
    </style:style>
    <style:style style:name="T6" style:family="text">
      <style:text-properties officeooo:rsid="001b7655"/>
    </style:style>
    <style:style style:name="T7" style:family="text">
      <style:text-properties fo:color="#2a00ff" style:font-name="Monospace" fo:font-size="10pt" fo:background-color="#e8f2fe" loext:char-shading-value="0" style:font-size-asian="10pt"/>
    </style:style>
    <style:style style:name="T8" style:family="text">
      <style:text-properties fo:color="#2a00ff" style:font-name="Monospace" fo:font-size="10pt" officeooo:rsid="00246d02" fo:background-color="#e8f2fe" loext:char-shading-value="0" style:font-size-asian="10pt"/>
    </style:style>
    <style:style style:name="T9" style:family="text">
      <style:text-properties officeooo:rsid="001f4f43"/>
    </style:style>
    <style:style style:name="T10" style:family="text">
      <style:text-properties officeooo:rsid="002102df"/>
    </style:style>
    <style:style style:name="T11" style:family="text">
      <style:text-properties officeooo:rsid="00246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User sign up api(create the user accout and repository initialization)</text:p>
      <text:p text:style-name="P1"/>
      <text:p text:style-name="P1">http://localhost:8080/apis/user/signup</text:p>
      <text:p text:style-name="P1"/>
      <text:p text:style-name="P1">curl -H "Content-Type: application/json" -d '{"name":"MNPK","location":"Banglore","email":"mnpk@gmail.com","password":"123456789","company":"vedantu"}' -X POST "<text:a xlink:type="simple" xlink:href="http://localhost:8080/apis/user/signup" text:style-name="Internet_20_link" text:visited-style-name="Visited_20_Internet_20_Link">http://localhost:8080/apis/user/signup</text:a>"</text:p>
      <text:p text:style-name="P1"/>
      <text:p text:style-name="P1"/>
      <text:p text:style-name="P1"/>
      <text:p text:style-name="P1"/>
      <text:p text:style-name="P1">**<text:span text:style-name="T1">Get all existing users list</text:span></text:p>
      <text:p text:style-name="P1"/>
      <text:p text:style-name="P2">http://localhost:8080/apis/user/getAllUsers</text:p>
      <text:p text:style-name="P1"/>
      <text:p text:style-name="P1">curl -H "Content-Type: application/json" -d '{}' -X GET "<text:a xlink:type="simple" xlink:href="http://localhost:8080/apis/user/getAllUsers" text:style-name="Internet_20_link" text:visited-style-name="Visited_20_Internet_20_Link">http://localhost:8080/apis/user/getAllUsers</text:a>"</text:p>
      <text:p text:style-name="P1"/>
      <text:p text:style-name="P1"/>
      <text:p text:style-name="P1"/>
      <text:p text:style-name="P1"/>
      <text:p text:style-name="P1"/>
      <text:p text:style-name="P1">**<text:span text:style-name="T2">Get user Details by Using Email</text:span></text:p>
      <text:p text:style-name="P1"/>
      <text:p text:style-name="P3">http://localhost:8080/apis/user/getUserDetailsByEmail</text:p>
      <text:p text:style-name="P1"/>
      <text:p text:style-name="P1">curl -H "Content-Type: application/json" -d '{"email":"mnpk@gmail.com"}' -X GET "<text:a xlink:type="simple" xlink:href="http://localhost:8080/apis/user/getUserDetailsByEmail" text:style-name="Internet_20_link" text:visited-style-name="Visited_20_Internet_20_Link">http://localhost:8080/apis/user/getUserDetailsByEmail</text:a>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*<text:span text:style-name="T3">change user password</text:span></text:p>
      <text:p text:style-name="P1"/>
      <text:p text:style-name="P4">http://localhost:8080/apis/user/changePassword</text:p>
      <text:p text:style-name="P1"/>
      <text:p text:style-name="P1">curl -H "Content-Type: application/json" -d '{"email":"mnpk@gmail.com","password":"123456789","newpassword":"987654321"}' -X POST "<text:a xlink:type="simple" xlink:href="http://localhost:8080/apis/user/changePassword" text:style-name="Internet_20_link" text:visited-style-name="Visited_20_Internet_20_Link">http://localhost:8080/apis/user/changePassword</text:a>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**<text:span text:style-name="T4">Create Repository by using the email</text:span></text:p>
      <text:p text:style-name="P1"/>
      <text:p text:style-name="P5">http://localhost:8080/apis/repos/createRepos</text:p>
      <text:p text:style-name="P1"/>
      <text:p text:style-name="P1">curl -H "Content-Type: application/json" -d '{"name":"TestRepository","email":"mnpk@gmail.com","language":"java","description":"exaple project"}' -X POST "<text:a xlink:type="simple" xlink:href="http://localhost:8080/apis/repos/createRepos" text:style-name="Internet_20_link" text:visited-style-name="Visited_20_Internet_20_Link">http://localhost:8080/apis/repos/createRepos</text:a>"</text:p>
      <text:p text:style-name="P1"/>
      <text:p text:style-name="P1"/>
      <text:p text:style-name="P1"/>
      <text:p text:style-name="P1"/>
      <text:p text:style-name="P1">**<text:span text:style-name="T5">delete repository by using email and repository name</text:span></text:p>
      <text:p text:style-name="P1"/>
      <text:p text:style-name="P6">http://localhost:8080/apis/repos/deleteRepos</text:p>
      <text:p text:style-name="P1"/>
      <text:p text:style-name="P1">curl -H "Content-Type: application/json" -d '{"name":"MNPK1","email":"playboy@gmail.com"}' -X POST "<text:a xlink:type="simple" xlink:href="http://localhost:8080/apis/repos/deleteRepos" text:style-name="Internet_20_link" text:visited-style-name="Visited_20_Internet_20_Link">http://localhost:8080/apis/repos/deleteRepos</text:a>"</text:p>
      <text:p text:style-name="P1"/>
      <text:p text:style-name="P1"/>
      <text:p text:style-name="P1"/>
      <text:p text:style-name="P1"/>
      <text:p text:style-name="P1">**<text:span text:style-name="T6">update repository using email and repository name(only fill our required fields)</text:span></text:p>
      <text:p text:style-name="P1"/>
      <text:p text:style-name="P7">http://localhost:8080/apis/repos/upadateRepos</text:p>
      <text:p text:style-name="P1"/>
      <text:p text:style-name="P1"/>
      <text:p text:style-name="P1">curl -H "Content-Type: application/json" -d '{"name":"TestRepository","email":"mnpk@gmail.com","description":"exaple java project"}' -X POST "<text:a xlink:type="simple" xlink:href="http://localhost:8080/apis/repos/upadateRepos" text:style-name="Internet_20_link" text:visited-style-name="Visited_20_Internet_20_Link">http://localhost:8080/apis/repos/upadateRepos</text:a>"</text:p>
      <text:p text:style-name="P1"/>
      <text:p text:style-name="P1"/>
      <text:p text:style-name="P1"/>
      <text:p text:style-name="P1">**<text:span text:style-name="T9">Get all Repositories corresponding email id</text:span></text:p>
      <text:p text:style-name="P1"/>
      <text:p text:style-name="P8">http://localhost:8080/apis/repos/getAllRepos</text:p>
      <text:p text:style-name="P1"/>
      <text:p text:style-name="P1"/>
      <text:p text:style-name="P1">curl -H "Content-Type: application/json" -d '{"email":"mnpk@gmail.com"}' -X GET "<text:a xlink:type="simple" xlink:href="http://localhost:8080/apis/repos/getAllRepos" text:style-name="Internet_20_link" text:visited-style-name="Visited_20_Internet_20_Link">http://localhost:8080/apis/repos/getAllRepos</text:a>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**<text:span text:style-name="T10">Get only one Repository corresponding email and repository name</text:span></text:p>
      <text:p text:style-name="P1"/>
      <text:p text:style-name="P9">http://localhost:8080/apis/repos/getRepos</text:p>
      <text:p text:style-name="P1"/>
      <text:p text:style-name="P1"/>
      <text:p text:style-name="P1">curl -H "Content-Type: application/json" -d '{"email":"mnpk@gmail.com","name":"TestRepository"}' -X GET "<text:a xlink:type="simple" xlink:href="http://localhost:8080/apis/repos/getRepos" text:style-name="Internet_20_link" text:visited-style-name="Visited_20_Internet_20_Link">http://localhost:8080/apis/repos/getRepos</text:a>"</text:p>
      <text:p text:style-name="P10"/>
      <text:p text:style-name="P10"/>
      <text:p text:style-name="P10"/>
      <text:p text:style-name="P10"/>
      <text:p text:style-name="P11">**<text:span text:style-name="T11">Edit repository name corresponding email and repository name and new repository name</text:span></text:p>
      <text:p text:style-name="P11"/>
      <text:p text:style-name="P11">http://localhost:8080/apis/repos/editReposName</text:p>
      <text:p text:style-name="P11"/>
      <text:p text:style-name="P11">curl -H "Content-Type: application/json" -d '{"email":"mnpk@gmail.com","name":"TestRepository","newname":"NewTestRepository"}' -X POST "<text:a xlink:type="simple" xlink:href="http://localhost:8080/apis/repos/editReposName" text:style-name="Internet_20_link" text:visited-style-name="Visited_20_Internet_20_Link">http://localhost:8080/apis/repos/editReposName</text:a>"</text:p>
      <text:p text:style-name="P11"/>
      <text:p text:style-name="P1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8:13:15.029009352</meta:creation-date>
    <dc:date>2019-04-02T18:38:57.545373113</dc:date>
    <meta:editing-duration>PT25M32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3" meta:paragraph-count="30" meta:word-count="179" meta:character-count="2573" meta:non-whitespace-character-count="2424"/>
  </office:meta>
</office:document-meta>
</file>